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22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12:Feuille1.C93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1:46:23.70239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9-21T11:47:31.604521200</dc:date>
    <meta:editing-cycles>288</meta:editing-cycles>
    <meta:editing-duration>P17DT19H7M26S</meta:editing-duration>
    <meta:generator>LibreOffice/25.2.5.2$Windows_X86_64 LibreOffice_project/03d19516eb2e1dd5d4ccd751a0d6f35f35e08022</meta:generator>
    <meta:document-statistic meta:table-count="1" meta:cell-count="12447" meta:object-count="0"/>
  </office:meta>
</office:document-meta>
</file>